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2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left" fo:break-before="auto" fo:line-height="115%" fo:margin-top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5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2_6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3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text-align="left" fo:break-before="auto" fo:line-height="115%" fo:margin-top="0cm" fo:margin-left="2.54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" style:family="paragraph" style:parent-style-name="Standard">
      <style:paragraph-properties fo:text-align="left" fo:break-before="auto" fo:line-height="115%" fo:margin-top="0cm" fo:margin-bottom="0cm" fo:margin-left="3.81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</office:automatic-styles>
  <office:body>
    <office:text>
      <text:p text:style-name="P1"><text:span text:style-name="T1_1">Meeting</text:span><text:span text:style-name="T1_2"><text:s/></text:span><text:span text:style-name="T1_3">Agenda</text:span></text:p>
      <text:p text:style-name="P2"><text:span text:style-name="T2_1">Location</text:span><text:span text:style-name="T2_2">:<text:s/></text:span><text:span text:style-name="T2_3">Student</text:span><text:span text:style-name="T2_4"><text:s/></text:span><text:span text:style-name="T2_5">Union</text:span><text:span text:style-name="T2_6"><text:s/></text:span><text:span text:style-name="T2_7">House</text:span></text:p>
      <text:p text:style-name="P3"><text:span text:style-name="T3_1">Date</text:span><text:span text:style-name="T3_2">:<text:s/>2011-05-03</text:span></text:p>
      <text:p text:style-name="P4"><text:span text:style-name="T4_1">Time</text:span><text:span text:style-name="T4_2">:<text:s/>12:30<text:s/>-<text:s/>13:30</text:span></text:p>
      <text:p text:style-name="P5"><text:span text:style-name="T5_1">Facilitator</text:span><text:span text:style-name="T5_2">:<text:s/></text:span><text:span text:style-name="T5_3">Johannes</text:span></text:p>
      <text:p text:style-name="P6"><text:span text:style-name="T6_1">Participants</text:span><text:span text:style-name="T6_2">:<text:s/></text:span><text:span text:style-name="T6_3">Fredrik</text:span><text:span text:style-name="T6_4"><text:s/></text:span><text:span text:style-name="T6_5">H</text:span><text:span text:style-name="T6_6">,<text:s/></text:span><text:span text:style-name="T6_7">Fredrik</text:span><text:span text:style-name="T6_8"><text:s/></text:span><text:span text:style-name="T6_9">T</text:span><text:span text:style-name="T6_10">,<text:s/></text:span><text:span text:style-name="T6_11">Magnus</text:span><text:span text:style-name="T6_12">,<text:s/></text:span><text:span text:style-name="T6_13">Johannes</text:span></text:p>
      <text:list text:style-name="LS1" xml:id="list0">
        <text:list-item>
          <text:p text:style-name="P7"><text:span text:style-name="T7_1">Objectives</text:span></text:p>
          <text:list>
            <text:list-item>
              <text:p text:style-name="P8"><text:span text:style-name="T8_1">Review</text:span><text:span text:style-name="T8_2"><text:s/></text:span><text:span text:style-name="T8_3">of</text:span><text:span text:style-name="T8_4"><text:s/></text:span><text:span text:style-name="T8_5">progress</text:span><text:span text:style-name="T8_6"><text:s/></text:span><text:span text:style-name="T8_7">thus</text:span><text:span text:style-name="T8_8"><text:s/></text:span><text:span text:style-name="T8_9">far</text:span><text:span text:style-name="T8_10">.</text:span></text:p>
            </text:list-item>
            <text:list-item>
              <text:p text:style-name="P9"><text:span text:style-name="T9_1">Planning</text:span><text:span text:style-name="T9_2"><text:s/></text:span><text:span text:style-name="T9_3">for</text:span><text:span text:style-name="T9_4"><text:s/></text:span><text:span text:style-name="T9_5">remaining</text:span><text:span text:style-name="T9_6"><text:s/></text:span><text:span text:style-name="T9_7">weeks</text:span><text:span text:style-name="T9_8">.</text:span></text:p>
            </text:list-item>
          </text:list>
        </text:list-item>
        <text:list-item>
          <text:p text:style-name="P10"><text:span text:style-name="T10_1">Reports</text:span></text:p>
          <text:list>
            <text:list-item>
              <text:p text:style-name="P11"><text:span text:style-name="T11_1">Practically</text:span><text:span text:style-name="T11_2"><text:s/></text:span><text:span text:style-name="T11_3">all</text:span><text:span text:style-name="T11_4"><text:s/></text:span><text:span text:style-name="T11_5">assignments</text:span><text:span text:style-name="T11_6"><text:s/></text:span><text:span text:style-name="T11_7">completed</text:span><text:span text:style-name="T11_8"><text:s/></text:span><text:span text:style-name="T11_9">during</text:span><text:span text:style-name="T11_10"><text:s/></text:span><text:span text:style-name="T11_11">Easter</text:span><text:span text:style-name="T11_12"><text:s/></text:span><text:span text:style-name="T11_13">break</text:span><text:span text:style-name="T11_14">.</text:span></text:p>
            </text:list-item>
          </text:list>
        </text:list-item>
        <text:list-item>
          <text:p text:style-name="P12"><text:span text:style-name="T12_1">Discussion</text:span><text:span text:style-name="T12_2"><text:s/></text:span><text:span text:style-name="T12_3">items</text:span></text:p>
          <text:list>
            <text:list-item>
              <text:p text:style-name="P13"><text:span text:style-name="T13_1">Problem</text:span><text:span text:style-name="T13_2"><text:s/></text:span><text:span text:style-name="T13_3">with</text:span><text:span text:style-name="T13_4"><text:s/></text:span><text:span text:style-name="T13_5">memory</text:span><text:span text:style-name="T13_6"><text:s/></text:span><text:span text:style-name="T13_7">usage</text:span><text:span text:style-name="T13_8"><text:s/></text:span><text:span text:style-name="T13_9">when</text:span><text:span text:style-name="T13_10"><text:s/></text:span><text:span text:style-name="T13_11">loading</text:span><text:span text:style-name="T13_12"><text:s/></text:span><text:span text:style-name="T13_13">images</text:span><text:span text:style-name="T13_14">.</text:span></text:p>
            </text:list-item>
            <text:list-item>
              <text:p text:style-name="P14"><text:span text:style-name="T14_1">GUI</text:span><text:span text:style-name="T14_2">:<text:s/></text:span><text:span text:style-name="T14_3">removal</text:span><text:span text:style-name="T14_4"><text:s/></text:span><text:span text:style-name="T14_5">of</text:span><text:span text:style-name="T14_6"><text:s/></text:span><text:span text:style-name="T14_7">change</text:span><text:span text:style-name="T14_8"><text:s/></text:span><text:span text:style-name="T14_9">preview</text:span><text:span text:style-name="T14_10"><text:s/></text:span><text:span text:style-name="T14_11">button</text:span><text:span text:style-name="T14_12">,<text:s/></text:span><text:span text:style-name="T14_13">default</text:span><text:span text:style-name="T14_14"><text:s/></text:span><text:span text:style-name="T14_15">folder</text:span><text:span text:style-name="T14_16"><text:s/></text:span><text:span text:style-name="T14_17">in</text:span><text:span text:style-name="T14_18"><text:s/></text:span><text:span text:style-name="T14_19">save</text:span><text:span text:style-name="T14_20"><text:s/></text:span><text:span text:style-name="T14_21">view</text:span></text:p>
            </text:list-item>
            <text:list-item>
              <text:p text:style-name="P15"><text:span text:style-name="T15_1">Planning</text:span></text:p>
            </text:list-item>
          </text:list>
        </text:list-item>
        <text:list-item>
          <text:p text:style-name="P16"><text:span text:style-name="T16_1">Outcomes</text:span><text:span text:style-name="T16_2"><text:s/></text:span><text:span text:style-name="T16_3">and</text:span><text:span text:style-name="T16_4"><text:s/></text:span><text:span text:style-name="T16_5">assignments</text:span></text:p>
          <text:list>
            <text:list-item>
              <text:p text:style-name="P17"><text:span text:style-name="T17_1">No</text:span><text:span text:style-name="T17_2"><text:s/></text:span><text:span text:style-name="T17_3">ideas</text:span><text:span text:style-name="T17_4"><text:s/></text:span><text:span text:style-name="T17_5">regarding</text:span><text:span text:style-name="T17_6"><text:s/></text:span><text:span text:style-name="T17_7">memory</text:span><text:span text:style-name="T17_8"><text:s/></text:span><text:span text:style-name="T17_9">usage</text:span><text:span text:style-name="T17_10"><text:s/>-<text:s/></text:span><text:span text:style-name="T17_11">will</text:span><text:span text:style-name="T17_12"><text:s/></text:span><text:span text:style-name="T17_13">consult</text:span><text:span text:style-name="T17_14"><text:s/></text:span><text:span text:style-name="T17_15">handler</text:span></text:p>
            </text:list-item>
            <text:list-item>
              <text:p text:style-name="P18"><text:span text:style-name="T18_1">Plan</text:span><text:span text:style-name="T18_2">:</text:span></text:p>
              <text:list>
                <text:list-item>
                  <text:p text:style-name="P19"><text:span text:style-name="T19_1">May</text:span><text:span text:style-name="T19_2"><text:s/>10:<text:s/></text:span><text:span text:style-name="T19_3">Finished</text:span><text:span text:style-name="T19_4"><text:s/></text:span><text:span text:style-name="T19_5">application</text:span><text:span text:style-name="T19_6">,<text:s/></text:span><text:span text:style-name="T19_7">functionality</text:span><text:span text:style-name="T19_8">-</text:span><text:span text:style-name="T19_9">wise</text:span><text:span text:style-name="T19_10">.</text:span></text:p>
                </text:list-item>
                <text:list-item>
                  <text:p text:style-name="P20"><text:span text:style-name="T20_1">May</text:span><text:span text:style-name="T20_2"><text:s/>17:<text:s/></text:span><text:span text:style-name="T20_3">Absolutely</text:span><text:span text:style-name="T20_4"><text:s/></text:span><text:span text:style-name="T20_5">finished</text:span><text:span text:style-name="T20_6">,<text:s/></text:span><text:span text:style-name="T20_7">including</text:span><text:span text:style-name="T20_8"><text:s/></text:span><text:span text:style-name="T20_9">SDD</text:span><text:span text:style-name="T20_10">,<text:s/></text:span><text:span text:style-name="T20_11">RAD</text:span><text:span text:style-name="T20_12">,<text:s/></text:span><text:span text:style-name="T20_13">filter</text:span><text:span text:style-name="T20_14"><text:s/></text:span><text:span text:style-name="T20_15">documentation</text:span><text:span text:style-name="T20_16">,<text:s/></text:span><text:span text:style-name="T20_17">unit</text:span><text:span text:style-name="T20_18"><text:s/></text:span><text:span text:style-name="T20_19">testing</text:span><text:span text:style-name="T20_20">,<text:s/></text:span><text:span text:style-name="T20_21">JDepends</text:span><text:span text:style-name="T20_22">,<text:s/></text:span><text:span text:style-name="T20_23">refactoring</text:span><text:span text:style-name="T20_24">,<text:s/></text:span><text:span text:style-name="T20_25">commenting</text:span></text:p>
                </text:list-item>
                <text:list-item>
                  <text:p text:style-name="P21"><text:span text:style-name="T21_1">Last</text:span><text:span text:style-name="T21_2"><text:s/></text:span><text:span text:style-name="T21_3">week</text:span><text:span text:style-name="T21_4">:<text:s/></text:span><text:span text:style-name="T21_5">preparing</text:span><text:span text:style-name="T21_6"><text:s/></text:span><text:span text:style-name="T21_7">oral</text:span><text:span text:style-name="T21_8"><text:s/></text:span><text:span text:style-name="T21_9">presentation</text:span><text:span text:style-name="T21_10">,<text:s/></text:span><text:span text:style-name="T21_11">last</text:span><text:span text:style-name="T21_12"><text:s/></text:span><text:span text:style-name="T21_13">bug</text:span><text:span text:style-name="T21_14"><text:s/></text:span><text:span text:style-name="T21_15">fixes</text:span></text:p>
                </text:list-item>
              </text:list>
            </text:list-item>
            <text:list-item>
              <text:p text:style-name="P22"><text:span text:style-name="T22_1">GUI</text:span><text:span text:style-name="T22_2">:<text:s/></text:span><text:span text:style-name="T22_3">new</text:span><text:span text:style-name="T22_4"><text:s/></text:span><text:span text:style-name="T22_5">buttons</text:span><text:span text:style-name="T22_6">,<text:s/></text:span><text:span text:style-name="T22_7">remove</text:span><text:span text:style-name="T22_8"><text:s/></text:span><text:span text:style-name="T22_9">set</text:span><text:span text:style-name="T22_10"><text:s/></text:span><text:span text:style-name="T22_11">preview</text:span><text:span text:style-name="T22_12"><text:s/></text:span><text:span text:style-name="T22_13">button</text:span><text:span text:style-name="T22_14">,<text:s/></text:span><text:span text:style-name="T22_15">handle</text:span><text:span text:style-name="T22_16"><text:s/></text:span><text:span text:style-name="T22_17">set</text:span><text:span text:style-name="T22_18"><text:s/></text:span><text:span text:style-name="T22_19">preview</text:span><text:span text:style-name="T22_20"><text:s/></text:span><text:span text:style-name="T22_21">state</text:span><text:span text:style-name="T22_22"><text:s/></text:span><text:span text:style-name="T22_23">changes</text:span><text:span text:style-name="T22_24">,<text:s/></text:span><text:span text:style-name="T22_25">defaults</text:span><text:span text:style-name="T22_26"><text:s/></text:span><text:span text:style-name="T22_27">in</text:span><text:span text:style-name="T22_28"><text:s/></text:span><text:span text:style-name="T22_29">save</text:span><text:span text:style-name="T22_30"><text:s/></text:span><text:span text:style-name="T22_31">view</text:span><text:span text:style-name="T22_32">,<text:s/></text:span><text:span text:style-name="T22_33">display</text:span><text:span text:style-name="T22_34"><text:s/></text:span><text:span text:style-name="T22_35">image</text:span><text:span text:style-name="T22_36"><text:s/></text:span><text:span text:style-name="T22_37">processing</text:span><text:span text:style-name="T22_38"><text:s/></text:span><text:span text:style-name="T22_39">in</text:span><text:span text:style-name="T22_40"><text:s/></text:span><text:span text:style-name="T22_41">apply</text:span><text:span text:style-name="T22_42"><text:s/></text:span><text:span text:style-name="T22_43">view</text:span><text:span text:style-name="T22_44">,<text:s/></text:span><text:span text:style-name="T22_45">fix</text:span><text:span text:style-name="T22_46"><text:s/></text:span><text:span text:style-name="T22_47">finished</text:span><text:span text:style-name="T22_48"><text:s/></text:span><text:span text:style-name="T22_49">view</text:span><text:span text:style-name="T22_50">,<text:s/></text:span><text:span text:style-name="T22_51">implement</text:span><text:span text:style-name="T22_52"><text:s/></text:span><text:span text:style-name="T22_53">load</text:span><text:span text:style-name="T22_54"><text:s/></text:span><text:span text:style-name="T22_55">preset</text:span><text:span text:style-name="T22_56">,<text:s/></text:span><text:span text:style-name="T22_57">abort</text:span><text:span text:style-name="T22_58"><text:s/></text:span><text:span text:style-name="T22_59">operation</text:span><text:span text:style-name="T22_60">.<text:s/>(</text:span><text:span text:style-name="T22_61">Johannes</text:span><text:span text:style-name="T22_62">)</text:span></text:p>
            </text:list-item>
            <text:list-item>
              <text:p text:style-name="P23"><text:span text:style-name="T23_1">Make</text:span><text:span text:style-name="T23_2"><text:s/></text:span><text:span text:style-name="T23_3">filters</text:span><text:span text:style-name="T23_4">:<text:s/></text:span><text:span text:style-name="T23_5">Black</text:span><text:span text:style-name="T23_6">/</text:span><text:span text:style-name="T23_7">White</text:span><text:span text:style-name="T23_8">,<text:s/></text:span><text:span text:style-name="T23_9">resize</text:span><text:span text:style-name="T23_10">,<text:s/></text:span><text:span text:style-name="T23_11">contrast</text:span><text:span text:style-name="T23_12">,<text:s/></text:span><text:span text:style-name="T23_13">watermark</text:span><text:span text:style-name="T23_14">,<text:s/></text:span><text:span text:style-name="T23_15">blur</text:span><text:span text:style-name="T23_16">,<text:s/></text:span><text:span text:style-name="T23_17">sharpen</text:span><text:span text:style-name="T23_18">,<text:s/></text:span><text:span text:style-name="T23_19">grain</text:span><text:span text:style-name="T23_20">,<text:s/></text:span><text:span text:style-name="T23_21">crop</text:span><text:span text:style-name="T23_22">.<text:s/></text:span><text:span text:style-name="T23_23">Preset</text:span><text:span text:style-name="T23_24"><text:s/></text:span><text:span text:style-name="T23_25">loading</text:span><text:span text:style-name="T23_26"><text:s/></text:span><text:span text:style-name="T23_27">from</text:span><text:span text:style-name="T23_28"><text:s/></text:span><text:span text:style-name="T23_29">HDD</text:span><text:span text:style-name="T23_30">,<text:s/></text:span><text:span text:style-name="T23_31">getting</text:span><text:span text:style-name="T23_32"><text:s/></text:span><text:span text:style-name="T23_33">preset</text:span><text:span text:style-name="T23_34"><text:s/></text:span><text:span text:style-name="T23_35">list</text:span><text:span text:style-name="T23_36">,<text:s/></text:span><text:span text:style-name="T23_37">method</text:span><text:span text:style-name="T23_38"><text:s/></text:span><text:span text:style-name="T23_39">loadPreset</text:span><text:span text:style-name="T23_40">(</text:span><text:span text:style-name="T23_41">Preset</text:span><text:span text:style-name="T23_42"><text:s/></text:span><text:span text:style-name="T23_43">p</text:span><text:span text:style-name="T23_44">).<text:s/>(</text:span><text:span text:style-name="T23_45">Magnus</text:span><text:span text:style-name="T23_46">)</text:span></text:p>
            </text:list-item>
            <text:list-item>
              <text:p text:style-name="P24"><text:span text:style-name="T24_1">Make</text:span><text:span text:style-name="T24_2"><text:s/></text:span><text:span text:style-name="T24_3">save</text:span><text:span text:style-name="T24_4"><text:s/></text:span><text:span text:style-name="T24_5">images</text:span><text:span text:style-name="T24_6">/</text:span><text:span text:style-name="T24_7">apply</text:span><text:span text:style-name="T24_8"><text:s/></text:span><text:span text:style-name="T24_9">filter</text:span><text:span text:style-name="T24_10"><text:s/></text:span><text:span text:style-name="T24_11">work</text:span><text:span text:style-name="T24_12"><text:s/></text:span><text:span text:style-name="T24_13">in</text:span><text:span text:style-name="T24_14"><text:s/></text:span><text:span text:style-name="T24_15">conjuncture</text:span><text:span text:style-name="T24_16">.<text:s/></text:span><text:span text:style-name="T24_17">More</text:span><text:span text:style-name="T24_18">,<text:s/></text:span><text:span text:style-name="T24_19">better</text:span><text:span text:style-name="T24_20"><text:s/></text:span><text:span text:style-name="T24_21">threading</text:span><text:span text:style-name="T24_22"><text:s/></text:span><text:span text:style-name="T24_23">incl</text:span><text:span text:style-name="T24_24">.<text:s/></text:span><text:span text:style-name="T24_25">kill</text:span><text:span text:style-name="T24_26"><text:s/></text:span><text:span text:style-name="T24_27">apply</text:span><text:span text:style-name="T24_28"><text:s/></text:span><text:span text:style-name="T24_29">filter</text:span><text:span text:style-name="T24_30"><text:s/></text:span><text:span text:style-name="T24_31">thread</text:span><text:span text:style-name="T24_32">,<text:s/></text:span><text:span text:style-name="T24_33">check</text:span><text:span text:style-name="T24_34"><text:s/></text:span><text:span text:style-name="T24_35">bmp</text:span><text:span text:style-name="T24_36"><text:s/></text:span><text:span text:style-name="T24_37">support</text:span><text:span text:style-name="T24_38">,<text:s/></text:span><text:span text:style-name="T24_39">making</text:span><text:span text:style-name="T24_40"><text:s/></text:span><text:span text:style-name="T24_41">filter</text:span><text:span text:style-name="T24_42"><text:s/></text:span><text:span text:style-name="T24_43">observable</text:span><text:span text:style-name="T24_44"><text:s/></text:span><text:span text:style-name="T24_45">and</text:span><text:span text:style-name="T24_46"><text:s/></text:span><text:span text:style-name="T24_47">make</text:span><text:span text:style-name="T24_48"><text:s/></text:span><text:span text:style-name="T24_49">model</text:span><text:span text:style-name="T24_50">/</text:span><text:span text:style-name="T24_51">ctrl</text:span><text:span text:style-name="T24_52"><text:s/></text:span><text:span text:style-name="T24_53">listen</text:span><text:span text:style-name="T24_54">.<text:s/>(</text:span><text:span text:style-name="T24_55">Fredrik</text:span><text:span text:style-name="T24_56"><text:s/></text:span><text:span text:style-name="T24_57">H</text:span><text:span text:style-name="T24_58">.)</text:span></text:p>
            </text:list-item>
            <text:list-item>
              <text:p text:style-name="P25"><text:span text:style-name="T25_1">Making</text:span><text:span text:style-name="T25_2"><text:s/></text:span><text:span text:style-name="T25_3">previews</text:span><text:span text:style-name="T25_4"><text:s/></text:span><text:span text:style-name="T25_5">visible</text:span><text:span text:style-name="T25_6">,<text:s/></text:span><text:span text:style-name="T25_7">possible</text:span><text:span text:style-name="T25_8"><text:s/></text:span><text:span text:style-name="T25_9">troubleshooting</text:span><text:span text:style-name="T25_10">,<text:s/></text:span><text:span text:style-name="T25_11">load</text:span><text:span text:style-name="T25_12"><text:s/></text:span><text:span text:style-name="T25_13">and</text:span><text:span text:style-name="T25_14"><text:s/></text:span><text:span text:style-name="T25_15">scale</text:span><text:span text:style-name="T25_16"><text:s/></text:span><text:span text:style-name="T25_17">thumbnail</text:span><text:span text:style-name="T25_18">,<text:s/></text:span><text:span text:style-name="T25_19">import</text:span><text:span text:style-name="T25_20"><text:s/></text:span><text:span text:style-name="T25_21">filter</text:span><text:span text:style-name="T25_22"><text:s/></text:span><text:span text:style-name="T25_23">in</text:span><text:span text:style-name="T25_24"><text:s/></text:span><text:span text:style-name="T25_25">GUI</text:span><text:span text:style-name="T25_26">.<text:s/>(</text:span><text:span text:style-name="T25_27">Fredrik</text:span><text:span text:style-name="T25_28"><text:s/></text:span><text:span text:style-name="T25_29">T</text:span><text:span text:style-name="T25_30">.)</text:span></text:p>
            </text:list-item>
          </text:list>
        </text:list-item>
        <text:list-item>
          <text:p text:style-name="P26"><text:span text:style-name="T26_1">Wrap</text:span><text:span text:style-name="T26_2"><text:s/></text:span><text:span text:style-name="T26_3">up</text:span></text:p>
          <text:list>
            <text:list-item>
              <text:p text:style-name="P27"><text:span text:style-name="T27_1">Next</text:span><text:span text:style-name="T27_2"><text:s/></text:span><text:span text:style-name="T27_3">meeting</text:span><text:span text:style-name="T27_4">:<text:s/></text:span><text:span text:style-name="T27_5">Thursday</text:span><text:span text:style-name="T27_6"><text:s/>2011-05-05<text:s/>11:00-12:00</text:span></text:p>
            </text:list-item>
          </text:list>
          <text:list text:style-name="LS2" xml:id="list21">
            <text:list-item>
              <text:list>
                <text:list-item>
                  <text:p text:style-name="P28"><text:span text:style-name="T28_1">Decide</text:span><text:span text:style-name="T28_2"><text:s/></text:span><text:span text:style-name="T28_3">solution</text:span><text:span text:style-name="T28_4"><text:s/></text:span><text:span text:style-name="T28_5">for</text:span><text:span text:style-name="T28_6"><text:s/></text:span><text:span text:style-name="T28_7">generating</text:span><text:span text:style-name="T28_8"><text:s/></text:span><text:span text:style-name="T28_9">thumbnails</text:span><text:span text:style-name="T28_10">/</text:span><text:span text:style-name="T28_11">loading</text:span><text:span text:style-name="T28_12"><text:s/></text:span><text:span text:style-name="T28_13">images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LS_2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LS_2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2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2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2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